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 de l'action <text:s text:c="5"/>prix <text:s text:c="3"/>profit</text:p>
      <text:p text:style-name="P1">----------------- <text:s/>------ <text:s/>--------</text:p>
      <text:p text:style-name="P1">Share-SXXV <text:s text:c="13"/>0 <text:s text:c="4"/>11.1</text:p>
      <text:p text:style-name="P1">Share-GYES <text:s text:c="10"/>1271 <text:s text:c="4"/>25.9</text:p>
      <text:p text:style-name="P1">Share-AXIW <text:s text:c="13"/>0 <text:s text:c="4"/>35.21</text:p>
      <text:p text:style-name="P1">Share-HYAJ <text:s text:c="13"/>0 <text:s text:c="5"/>0.73</text:p>
      <text:p text:style-name="P1">Share-ZGFP <text:s text:c="10"/>1169 <text:s text:c="4"/>31</text:p>
      <text:p text:style-name="P1">Share-FWBE <text:s text:c="10"/>1830 <text:s text:c="4"/>39.82</text:p>
      <text:p text:style-name="P1">Share-EGWW <text:s text:c="13"/>0 <text:s text:c="5"/>8.52</text:p>
      <text:p text:style-name="P1">Share-IYJX <text:s text:c="13"/>0 <text:s text:c="4"/>32.35</text:p>
      <text:p text:style-name="P1">Share-XTZL <text:s text:c="13"/>0 <text:s text:c="4"/>27.02</text:p>
      <text:p text:style-name="P1">Share-VLSN <text:s text:c="13"/>0 <text:s text:c="4"/>38.14</text:p>
      <text:p text:style-name="P1">Share-PLLK <text:s text:c="10"/>1994 <text:s text:c="4"/>39.91</text:p>
      <text:p text:style-name="P1">Share-JWDZ <text:s text:c="11"/>209 <text:s text:c="4"/>32.2</text:p>
      <text:p text:style-name="P1">Share-SQDP <text:s text:c="13"/>0 <text:s text:c="4"/>18.07</text:p>
      <text:p text:style-name="P1">Share-HKWL <text:s text:c="13"/>0 <text:s text:c="4"/>27.45</text:p>
      <text:p text:style-name="P1">Share-ERJT <text:s text:c="13"/>0 <text:s text:c="4"/>21.48</text:p>
      <text:p text:style-name="P1">Share-DEPW <text:s text:c="11"/>229 <text:s text:c="4"/>10.47</text:p>
      <text:p text:style-name="P1">Share-NXMJ <text:s text:c="13"/>0 <text:s text:c="4"/>21.65</text:p>
      <text:p text:style-name="P1">Share-VUWI <text:s text:c="13"/>0 <text:s text:c="4"/>36.99</text:p>
      <text:p text:style-name="P1">Share-YQGK <text:s text:c="13"/>0 <text:s text:c="4"/>33.94</text:p>
      <text:p text:style-name="P1">Share-USYD <text:s text:c="13"/>0 <text:s text:c="4"/>22.68</text:p>
      <text:p text:style-name="P1">Share-MEQV <text:s text:c="11"/>549 <text:s text:c="4"/>38.27</text:p>
      <text:p text:style-name="P1">Share-TQMM <text:s text:c="10"/>1070 <text:s text:c="4"/>24.3</text:p>
      <text:p text:style-name="P1">Share-NONY <text:s text:c="13"/>0 <text:s text:c="5"/>1.06</text:p>
      <text:p text:style-name="P1">Share-GYCU <text:s text:c="13"/>0 <text:s text:c="4"/>14.93</text:p>
      <text:p text:style-name="P1">Share-SOZE <text:s text:c="13"/>0 <text:s text:c="4"/>30.7</text:p>
      <text:p text:style-name="P1">Share-LXZU <text:s text:c="11"/>424 <text:s text:c="4"/>39.54</text:p>
      <text:p text:style-name="P1">Share-ADEW <text:s text:c="13"/>0 <text:s text:c="4"/>11.95</text:p>
      <text:p text:style-name="P1">Share-LBYX <text:s text:c="13"/>0 <text:s text:c="4"/>19.91</text:p>
      <text:p text:style-name="P1">Share-KXMK <text:s text:c="13"/>0 <text:s text:c="5"/>7.59</text:p>
      <text:p text:style-name="P1">Share-KRRA <text:s text:c="10"/>1528 <text:s text:c="4"/>34.9</text:p>
      <text:p text:style-name="P1">Share-TYEE <text:s text:c="13"/>0 <text:s text:c="4"/>17.77</text:p>
      <text:p text:style-name="P1">Share-JNBX <text:s text:c="13"/>0 <text:s text:c="4"/>17.87</text:p>
      <text:p text:style-name="P1">Share-XMYX <text:s text:c="13"/>0 <text:s text:c="5"/>4.21</text:p>
      <text:p text:style-name="P1">Share-VNNW <text:s text:c="13"/>0 <text:s text:c="4"/>17.76</text:p>
      <text:p text:style-name="P1">Share-OLPM <text:s text:c="13"/>0 <text:s text:c="4"/>26.39</text:p>
      <text:p text:style-name="P1">Share-JMNJ <text:s text:c="13"/>0 <text:s text:c="4"/>12.37</text:p>
      <text:p text:style-name="P1">Share-WATV <text:s text:c="13"/>0 <text:s text:c="4"/>28.21</text:p>
      <text:p text:style-name="P1">Share-RWIW <text:s text:c="11"/>893 <text:s text:c="4"/>18.65</text:p>
      <text:p text:style-name="P1">Share-SHXW <text:s text:c="13"/>0 <text:s text:c="4"/>33.22</text:p>
      <text:p text:style-name="P1">Share-JCWZ <text:s text:c="11"/>386 <text:s text:c="5"/>8.13</text:p>
      <text:p text:style-name="P1">Share-BVWI <text:s text:c="13"/>0 <text:s text:c="4"/>22.98</text:p>
      <text:p text:style-name="P1">Share-QQNK <text:s text:c="13"/>0 <text:s text:c="4"/>14.38</text:p>
      <text:p text:style-name="P1">Share-ZTTS <text:s text:c="13"/>0 <text:s text:c="4"/>38</text:p>
      <text:p text:style-name="P1">Share-PHHY <text:s text:c="13"/>0 <text:s text:c="4"/>10.95</text:p>
      <text:p text:style-name="P1">Share-MOER <text:s text:c="13"/>0 <text:s text:c="5"/>0.68</text:p>
      <text:p text:style-name="P1">Share-RPRY <text:s text:c="13"/>0 <text:s text:c="4"/>15.3</text:p>
      <text:p text:style-name="P1">Share-LQBV <text:s text:c="13"/>0 <text:s text:c="5"/>3.45</text:p>
      <text:p text:style-name="P1">Share-XYLX <text:s text:c="13"/>0 <text:s text:c="4"/>39.22</text:p>
      <text:p text:style-name="P1">Share-EPUR <text:s text:c="13"/>0 <text:s text:c="4"/>17.73</text:p>
      <text:p text:style-name="P1">Share-QFSM <text:s text:c="13"/>0 <text:s text:c="4"/>15.07</text:p>
      <text:p text:style-name="P1">Share-OKBS <text:s text:c="13"/>0 <text:s text:c="5"/>8.59</text:p>
      <text:p text:style-name="P1">Share-TDMU <text:s text:c="13"/>0 <text:s text:c="4"/>28.33</text:p>
      <text:p text:style-name="P1">Share-CLVH <text:s text:c="13"/>0 <text:s text:c="4"/>26.9</text:p>
      <text:p text:style-name="P1">Share-TNFX <text:s text:c="13"/>0 <text:s text:c="4"/>34.35</text:p>
      <text:p text:style-name="P1">Share-IPEY <text:s text:c="13"/>0 <text:s text:c="4"/>19.92</text:p>
      <text:p text:style-name="P1">Share-LAIC <text:s text:c="11"/>857 <text:s text:c="4"/>28.37</text:p>
      <text:p text:style-name="P1">Share-ONOK <text:s text:c="13"/>0 <text:s text:c="4"/>21.92</text:p>
      <text:p text:style-name="P1">Share-LKFF <text:s text:c="13"/>0 <text:s text:c="4"/>13.53</text:p>
      <text:p text:style-name="P1">Share-RBJY <text:s text:c="13"/>0 <text:s text:c="4"/>11.54</text:p>
      <text:p text:style-name="P1">Share-XQVX <text:s text:c="13"/>0 <text:s text:c="4"/>25.19</text:p>
      <text:p text:style-name="P1">Share-VARN <text:s text:c="13"/>0 <text:s text:c="5"/>5.43</text:p>
      <text:p text:style-name="P1">Share-RCYO <text:s text:c="13"/>0 <text:s text:c="4"/>39.34</text:p>
      <text:p text:style-name="P1">Share-RRWA <text:s text:c="13"/>0 <text:s text:c="4"/>20.95</text:p>
      <text:p text:style-name="P1">Share-SMTV <text:s text:c="13"/>0 <text:s text:c="4"/>12.88</text:p>
      <text:p text:style-name="P1">Share-YCHH <text:s text:c="13"/>0 <text:s text:c="4"/>36.18</text:p>
      <text:p text:style-name="P1">Share-SHXC <text:s text:c="13"/>0 <text:s text:c="4"/>30.42</text:p>
      <text:p text:style-name="P1">Share-IHZZ <text:s text:c="13"/>0 <text:s text:c="4"/>19.37</text:p>
      <text:p text:style-name="P1">Share-ZOYI <text:s text:c="13"/>0 <text:s text:c="4"/>26.11</text:p>
      <text:p text:style-name="P1">Share-EBRM <text:s text:c="13"/>0 <text:s text:c="5"/>1.05</text:p>
      <text:p text:style-name="P1">Share-VQCG <text:s text:c="13"/>0 <text:s text:c="4"/>13.2</text:p>
      <text:p text:style-name="P1">Share-JKGJ <text:s text:c="13"/>0 <text:s text:c="5"/>6.73</text:p>
      <text:p text:style-name="P1">Share-YJHG <text:s text:c="13"/>0 <text:s text:c="4"/>32.14</text:p>
      <text:p text:style-name="P1">Share-MTPO <text:s text:c="13"/>0 <text:s text:c="4"/>24.41</text:p>
      <text:p text:style-name="P1">Share-PJCC <text:s text:c="13"/>0 <text:s text:c="4"/>31.11</text:p>
      <text:p text:style-name="P1">Share-OEYT <text:s text:c="10"/>1492 <text:s text:c="4"/>32.1</text:p>
      <text:p text:style-name="P1">Share-CKQW <text:s text:c="13"/>0 <text:s text:c="4"/>39.98</text:p>
      <text:p text:style-name="P1">Share-LXPG <text:s text:c="13"/>0 <text:s text:c="4"/>22.95</text:p>
      <text:p text:style-name="P1"><text:soft-page-break/>Share-YUIL <text:s text:c="13"/>0 <text:s text:c="5"/>6.21</text:p>
      <text:p text:style-name="P1">Share-KOVS <text:s text:c="11"/>330 <text:s text:c="4"/>15.43</text:p>
      <text:p text:style-name="P1">Share-ZKOZ <text:s text:c="10"/>1365 <text:s text:c="4"/>26.62</text:p>
      <text:p text:style-name="P1">Share-SCWM <text:s text:c="11"/>642 <text:s text:c="4"/>38.1</text:p>
      <text:p text:style-name="P1">Share-WPHZ <text:s text:c="13"/>0 <text:s text:c="4"/>14.36</text:p>
      <text:p text:style-name="P1">Share-BMVE <text:s text:c="13"/>0 <text:s text:c="4"/>34.92</text:p>
      <text:p text:style-name="P1">Share-DQXJ <text:s text:c="11"/>764 <text:s text:c="4"/>25.63</text:p>
      <text:p text:style-name="P1">Share-ZSHC <text:s text:c="13"/>0 <text:s text:c="4"/>33.58</text:p>
      <text:p text:style-name="P1">Share-ZLMC <text:s text:c="11"/>247 <text:s text:c="4"/>31.45</text:p>
      <text:p text:style-name="P1">Share-JMLZ <text:s text:c="11"/>127 <text:s text:c="4"/>24.71</text:p>
      <text:p text:style-name="P1">Share-NDYN <text:s text:c="13"/>0 <text:s text:c="4"/>33.54</text:p>
      <text:p text:style-name="P1">Share-VWEA <text:s text:c="13"/>0 <text:s text:c="4"/>22.13</text:p>
      <text:p text:style-name="P1">Share-TEUY <text:s text:c="13"/>0 <text:s text:c="4"/>34.2</text:p>
      <text:p text:style-name="P1">Share-FUGM <text:s text:c="11"/>194 <text:s text:c="4"/>16.83</text:p>
      <text:p text:style-name="P1">Share-IGJC <text:s text:c="13"/>0 <text:s text:c="4"/>18.9</text:p>
      <text:p text:style-name="P1">Share-NGKD <text:s text:c="13"/>0 <text:s text:c="4"/>15.8</text:p>
      <text:p text:style-name="P1">Share-UECW <text:s text:c="13"/>0 <text:s text:c="5"/>0.95</text:p>
      <text:p text:style-name="P1">Share-MARL <text:s text:c="13"/>0 <text:s text:c="5"/>2.31</text:p>
      <text:p text:style-name="P1">Share-QMPF <text:s text:c="13"/>0 <text:s text:c="4"/>17.67</text:p>
      <text:p text:style-name="P1">Share-DTZD <text:s text:c="13"/>0 <text:s text:c="4"/>29.79</text:p>
      <text:p text:style-name="P1">Share-UYTD <text:s text:c="13"/>0 <text:s text:c="4"/>18.88</text:p>
      <text:p text:style-name="P1">Share-DCSI <text:s text:c="13"/>0 <text:s text:c="5"/>7.84</text:p>
      <text:p text:style-name="P1">Share-ZMYD <text:s text:c="13"/>0 <text:s text:c="4"/>26.24</text:p>
      <text:p text:style-name="P1">Share-KPBW <text:s text:c="11"/>823 <text:s text:c="4"/>37.21</text:p>
      <text:p text:style-name="P1">Share-FCNH <text:s text:c="13"/>0 <text:s text:c="5"/>1.99</text:p>
      <text:p text:style-name="P1">Share-KHHS <text:s text:c="13"/>0 <text:s text:c="4"/>13.2</text:p>
      <text:p text:style-name="P1">Share-FYPW <text:s text:c="13"/>0 <text:s text:c="4"/>12.73</text:p>
      <text:p text:style-name="P1">Share-PWFB <text:s text:c="13"/>0 <text:s text:c="5"/>5.62</text:p>
      <text:p text:style-name="P1">Share-GVQR <text:s text:c="13"/>0 <text:s text:c="4"/>19.92</text:p>
      <text:p text:style-name="P1">Share-VVYP <text:s text:c="10"/>1107 <text:s text:c="4"/>36.92</text:p>
      <text:p text:style-name="P1">Share-OEKW <text:s text:c="13"/>0 <text:s text:c="5"/>8.88</text:p>
      <text:p text:style-name="P1">Share-WGAF <text:s text:c="13"/>0 <text:s text:c="4"/>16.26</text:p>
      <text:p text:style-name="P1">Share-KJOZ <text:s text:c="13"/>0 <text:s text:c="4"/>10.88</text:p>
      <text:p text:style-name="P1">Share-FCHD <text:s text:c="10"/>1239 <text:s text:c="4"/>38.28</text:p>
      <text:p text:style-name="P1">Share-XDFA <text:s text:c="13"/>0 <text:s text:c="5"/>7.72</text:p>
      <text:p text:style-name="P1">Share-BCRH <text:s text:c="13"/>0 <text:s text:c="4"/>26.95</text:p>
      <text:p text:style-name="P1">Share-DKEH <text:s text:c="13"/>0 <text:s text:c="5"/>4.9</text:p>
      <text:p text:style-name="P1">Share-UURA <text:s text:c="13"/>0 <text:s text:c="4"/>31.97</text:p>
      <text:p text:style-name="P1">Share-UWPP <text:s text:c="13"/>0 <text:s text:c="4"/>19.75</text:p>
      <text:p text:style-name="P1">Share-IKWU <text:s text:c="13"/>0 <text:s text:c="5"/>3.99</text:p>
      <text:p text:style-name="P1">Share-ZBEV <text:s text:c="13"/>0 <text:s text:c="4"/>13.5</text:p>
      <text:p text:style-name="P1">Share-NPQZ <text:s text:c="13"/>0 <text:s text:c="4"/>38.26</text:p>
      <text:p text:style-name="P1">Share-SBVQ <text:s text:c="13"/>0 <text:s text:c="4"/>15.05</text:p>
      <text:p text:style-name="P1">Share-EQXP <text:s text:c="13"/>0 <text:s text:c="4"/>25.18</text:p>
      <text:p text:style-name="P1">Share-PILL <text:s text:c="10"/>1536 <text:s text:c="4"/>31.89</text:p>
      <text:p text:style-name="P1">Share-OTJL <text:s text:c="13"/>0 <text:s text:c="4"/>30.47</text:p>
      <text:p text:style-name="P1">Share-EWXE <text:s text:c="13"/>0 <text:s text:c="4"/>30.48</text:p>
      <text:p text:style-name="P1">Share-UIOB <text:s text:c="13"/>0 <text:s text:c="5"/>9.43</text:p>
      <text:p text:style-name="P1">Share-GVNC <text:s text:c="13"/>0 <text:s text:c="4"/>37.1</text:p>
      <text:p text:style-name="P1">Share-CXHY <text:s text:c="13"/>0 <text:s text:c="4"/>20.01</text:p>
      <text:p text:style-name="P1">Share-MZLD <text:s text:c="10"/>1498 <text:s text:c="4"/>36.62</text:p>
      <text:p text:style-name="P1">Share-LUAH <text:s text:c="13"/>0 <text:s text:c="4"/>22.97</text:p>
      <text:p text:style-name="P1">Share-FAKH <text:s text:c="11"/>765 <text:s text:c="4"/>38.46</text:p>
      <text:p text:style-name="P1">Share-TMRA <text:s text:c="10"/>1772 <text:s text:c="4"/>34.66</text:p>
      <text:p text:style-name="P1">Share-CPMK <text:s text:c="13"/>0 <text:s text:c="4"/>18.26</text:p>
      <text:p text:style-name="P1">Share-ROML <text:s text:c="13"/>0 <text:s text:c="4"/>32.17</text:p>
      <text:p text:style-name="P1">Share-KARR <text:s text:c="13"/>0 <text:s text:c="4"/>16.45</text:p>
      <text:p text:style-name="P1">Share-PSQJ <text:s text:c="13"/>0 <text:s text:c="4"/>14.15</text:p>
      <text:p text:style-name="P1">Share-SHSN <text:s text:c="13"/>0 <text:s text:c="4"/>31.29</text:p>
      <text:p text:style-name="P1">Share-XJGM <text:s text:c="13"/>0 <text:s text:c="4"/>36.69</text:p>
      <text:p text:style-name="P1">Share-IHUL <text:s text:c="13"/>0 <text:s text:c="4"/>20.46</text:p>
      <text:p text:style-name="P1">Share-IOER <text:s text:c="13"/>0 <text:s text:c="5"/>6.68</text:p>
      <text:p text:style-name="P1">Share-XLIZ <text:s text:c="13"/>0 <text:s text:c="4"/>19.44</text:p>
      <text:p text:style-name="P1">Share-TNXZ <text:s text:c="13"/>0 <text:s text:c="4"/>22.72</text:p>
      <text:p text:style-name="P1">Share-UTYB <text:s text:c="13"/>0 <text:s text:c="4"/>24.63</text:p>
      <text:p text:style-name="P1">Share-EOEN <text:s text:c="10"/>1196 <text:s text:c="4"/>27.67</text:p>
      <text:p text:style-name="P1">Share-LKSD <text:s text:c="12"/>12 <text:s text:c="5"/>9.14</text:p>
      <text:p text:style-name="P1">Share-GIXZ <text:s text:c="10"/>1723 <text:s text:c="4"/>35.66</text:p>
      <text:p text:style-name="P1">Share-EGRN <text:s text:c="13"/>0 <text:s text:c="4"/>22.96</text:p>
      <text:p text:style-name="P1">Share-KPCE <text:s text:c="13"/>0 <text:s text:c="5"/>3.12</text:p>
      <text:p text:style-name="P1">Share-TPXH <text:s text:c="13"/>0 <text:s text:c="4"/>39.47</text:p>
      <text:p text:style-name="P1">Share-CXYC <text:s text:c="11"/>850 <text:s text:c="4"/>35.73</text:p>
      <text:p text:style-name="P1">Share-OVMJ <text:s text:c="13"/>0 <text:s text:c="4"/>19.15</text:p>
      <text:p text:style-name="P1">Share-FFKQ <text:s text:c="13"/>0 <text:s text:c="4"/>26.76</text:p>
      <text:p text:style-name="P1">Share-DHIE <text:s text:c="10"/>1103 <text:s text:c="4"/>20.59</text:p>
      <text:p text:style-name="P1">Share-OWMP <text:s text:c="11"/>943 <text:s text:c="4"/>23.39</text:p>
      <text:p text:style-name="P1">Share-LXVS <text:s text:c="13"/>0 <text:s text:c="4"/>11.23</text:p>
      <text:p text:style-name="P1">Share-ZKPO <text:s text:c="13"/>0 <text:s text:c="4"/>22.61</text:p>
      <text:p text:style-name="P1">Share-GRZE <text:s text:c="13"/>0 <text:s text:c="4"/>31.32</text:p>
      <text:p text:style-name="P1"><text:soft-page-break/>Share-BBNF <text:s text:c="11"/>329 <text:s text:c="4"/>28.48</text:p>
      <text:p text:style-name="P1">Share-FKYG <text:s text:c="13"/>0 <text:s text:c="4"/>39.29</text:p>
      <text:p text:style-name="P1">Share-KKOT <text:s text:c="13"/>0 <text:s text:c="5"/>9.93</text:p>
      <text:p text:style-name="P1">Share-OBRM <text:s text:c="13"/>0 <text:s text:c="4"/>24.95</text:p>
      <text:p text:style-name="P1">Share-LZQF <text:s text:c="13"/>0 <text:s text:c="4"/>30.97</text:p>
      <text:p text:style-name="P1">Share-VSLW <text:s text:c="13"/>0 <text:s text:c="5"/>4.17</text:p>
      <text:p text:style-name="P1">Share-TOSB <text:s text:c="13"/>0 <text:s text:c="4"/>26.08</text:p>
      <text:p text:style-name="P1">Share-KLBZ <text:s text:c="13"/>0 <text:s text:c="4"/>32.4</text:p>
      <text:p text:style-name="P1">Share-IZPU <text:s text:c="13"/>0 <text:s text:c="4"/>28.17</text:p>
      <text:p text:style-name="P1">Share-VPJK <text:s text:c="13"/>0 <text:s text:c="4"/>30.19</text:p>
      <text:p text:style-name="P1">Share-YRHL <text:s text:c="13"/>0 <text:s text:c="4"/>11.63</text:p>
      <text:p text:style-name="P1">Share-CFTN <text:s text:c="13"/>0 <text:s text:c="5"/>5.99</text:p>
      <text:p text:style-name="P1">Share-YSYQ <text:s text:c="13"/>0 <text:s text:c="5"/>1.08</text:p>
      <text:p text:style-name="P1">Share-ICZI <text:s text:c="13"/>0 <text:s text:c="4"/>27.56</text:p>
      <text:p text:style-name="P1">Share-QHSX <text:s text:c="13"/>0 <text:s text:c="4"/>10.49</text:p>
      <text:p text:style-name="P1">Share-RIZG <text:s text:c="13"/>0 <text:s text:c="4"/>10.61</text:p>
      <text:p text:style-name="P1">Share-SUWC <text:s text:c="13"/>0 <text:s text:c="5"/>2.41</text:p>
      <text:p text:style-name="P1">Share-CRTA <text:s text:c="13"/>0 <text:s text:c="5"/>6.36</text:p>
      <text:p text:style-name="P1">Share-BPPA <text:s text:c="11"/>397 <text:s text:c="4"/>14.73</text:p>
      <text:p text:style-name="P1">Share-CSHN <text:s text:c="13"/>0 <text:s text:c="4"/>23.89</text:p>
      <text:p text:style-name="P1">Share-GRVG <text:s text:c="11"/>713 <text:s text:c="4"/>24.38</text:p>
      <text:p text:style-name="P1">Share-PVOF <text:s text:c="13"/>0 <text:s text:c="5"/>3.57</text:p>
      <text:p text:style-name="P1">Share-XPNN <text:s text:c="13"/>0 <text:s text:c="4"/>19.55</text:p>
      <text:p text:style-name="P1">Share-HODN <text:s text:c="13"/>0 <text:s text:c="4"/>16.21</text:p>
      <text:p text:style-name="P1">Share-OCKK <text:s text:c="11"/>316 <text:s text:c="4"/>36.39</text:p>
      <text:p text:style-name="P1">Share-HVGG <text:s text:c="13"/>0 <text:s text:c="4"/>34.66</text:p>
      <text:p text:style-name="P1">Share-ZCCM <text:s text:c="13"/>0 <text:s text:c="4"/>37.66</text:p>
      <text:p text:style-name="P1">Share-LKJC <text:s text:c="13"/>0 <text:s text:c="4"/>16.82</text:p>
      <text:p text:style-name="P1">Share-XZJA <text:s text:c="13"/>0 <text:s text:c="4"/>13.35</text:p>
      <text:p text:style-name="P1">Share-TWBW <text:s text:c="13"/>0 <text:s text:c="5"/>5.89</text:p>
      <text:p text:style-name="P1">Share-BIJV <text:s text:c="10"/>1805 <text:s text:c="4"/>37.44</text:p>
      <text:p text:style-name="P1">Share-DSOO <text:s text:c="11"/>149 <text:s text:c="4"/>12.11</text:p>
      <text:p text:style-name="P1">Share-CKKT <text:s text:c="13"/>0 <text:s text:c="4"/>17.39</text:p>
      <text:p text:style-name="P1">Share-IWTG <text:s text:c="10"/>1175 <text:s text:c="4"/>35.05</text:p>
      <text:p text:style-name="P1">Share-BGOI <text:s text:c="13"/>0 <text:s text:c="4"/>11.8</text:p>
      <text:p text:style-name="P1">Share-ZLUL <text:s text:c="13"/>0 <text:s text:c="5"/>7.28</text:p>
      <text:p text:style-name="P1">Share-UCGO <text:s text:c="13"/>0 <text:s text:c="4"/>12.45</text:p>
      <text:p text:style-name="P1">Share-NECJ <text:s text:c="13"/>0 <text:s text:c="4"/>18.28</text:p>
      <text:p text:style-name="P1">Share-BEIH <text:s text:c="13"/>0 <text:s text:c="4"/>10.79</text:p>
      <text:p text:style-name="P1">Share-UQIN <text:s text:c="13"/>0 <text:s text:c="5"/>1.54</text:p>
      <text:p text:style-name="P1">Share-UQDO <text:s text:c="13"/>0 <text:s text:c="4"/>14.81</text:p>
      <text:p text:style-name="P1">Share-BWCL <text:s text:c="13"/>0 <text:s text:c="5"/>3.65</text:p>
      <text:p text:style-name="P1">Share-TGPO <text:s text:c="10"/>1438 <text:s text:c="4"/>35.25</text:p>
      <text:p text:style-name="P1">Share-VQQX <text:s text:c="11"/>961 <text:s text:c="4"/>37.78</text:p>
      <text:p text:style-name="P1">Share-JIJJ <text:s text:c="13"/>0 <text:s text:c="4"/>37.64</text:p>
      <text:p text:style-name="P1">Share-HUCA <text:s text:c="13"/>0 <text:s text:c="5"/>3.19</text:p>
      <text:p text:style-name="P1">Share-RBCS <text:s text:c="11"/>940 <text:s text:c="4"/>30.1</text:p>
      <text:p text:style-name="P1">Share-PSAK <text:s text:c="13"/>0 <text:s text:c="5"/>3.77</text:p>
      <text:p text:style-name="P1">Share-CVCZ <text:s text:c="13"/>0 <text:s text:c="4"/>15</text:p>
      <text:p text:style-name="P1">Share-IOMJ <text:s text:c="13"/>0 <text:s text:c="4"/>28.01</text:p>
      <text:p text:style-name="P1">Share-VEOE <text:s text:c="13"/>0 <text:s text:c="5"/>2.88</text:p>
      <text:p text:style-name="P1">Share-MQIP <text:s text:c="13"/>0 <text:s text:c="4"/>16.35</text:p>
      <text:p text:style-name="P1">Share-LFXB <text:s text:c="10"/>1483 <text:s text:c="4"/>39.79</text:p>
      <text:p text:style-name="P1">Share-XCGP <text:s text:c="13"/>0 <text:s text:c="4"/>32.25</text:p>
      <text:p text:style-name="P1">Share-GFVQ <text:s text:c="13"/>0 <text:s text:c="4"/>26.66</text:p>
      <text:p text:style-name="P1">Share-TLTU <text:s text:c="13"/>0 <text:s text:c="4"/>30.44</text:p>
      <text:p text:style-name="P1">Share-PMUE <text:s text:c="13"/>0 <text:s text:c="5"/>5.28</text:p>
      <text:p text:style-name="P1">Share-CIUN <text:s text:c="13"/>0 <text:s text:c="4"/>32.11</text:p>
      <text:p text:style-name="P1">Share-BUBP <text:s text:c="13"/>0 <text:s text:c="5"/>9.71</text:p>
      <text:p text:style-name="P1">Share-KLTG <text:s text:c="13"/>0 <text:s text:c="4"/>25.75</text:p>
      <text:p text:style-name="P1">Share-GONR <text:s text:c="13"/>0 <text:s text:c="4"/>30.51</text:p>
      <text:p text:style-name="P1">Share-VKXZ <text:s text:c="13"/>0 <text:s text:c="5"/>1.05</text:p>
      <text:p text:style-name="P1">Share-DVQD <text:s text:c="13"/>0 <text:s text:c="5"/>0.97</text:p>
      <text:p text:style-name="P1">Share-JYBL <text:s text:c="13"/>0 <text:s text:c="4"/>33.73</text:p>
      <text:p text:style-name="P1">Share-TVEZ <text:s text:c="13"/>0 <text:s text:c="4"/>28.45</text:p>
      <text:p text:style-name="P1">Share-TDXN <text:s text:c="13"/>0 <text:s text:c="5"/>1.05</text:p>
      <text:p text:style-name="P1">Share-ACNT <text:s text:c="13"/>0 <text:s text:c="4"/>13.59</text:p>
      <text:p text:style-name="P1">Share-AHMF <text:s text:c="13"/>0 <text:s text:c="4"/>16.54</text:p>
      <text:p text:style-name="P1">Share-TFLS <text:s text:c="13"/>0 <text:s text:c="4"/>30.97</text:p>
      <text:p text:style-name="P1">Share-XYMR <text:s text:c="10"/>1449 <text:s text:c="4"/>35.3</text:p>
      <text:p text:style-name="P1">Share-SKHH <text:s text:c="13"/>0 <text:s text:c="5"/>2.33</text:p>
      <text:p text:style-name="P1">Share-XQBD <text:s text:c="13"/>0 <text:s text:c="4"/>37.58</text:p>
      <text:p text:style-name="P1">Share-YIFQ <text:s text:c="10"/>1585 <text:s text:c="4"/>34.64</text:p>
      <text:p text:style-name="P1">Share-CEGT <text:s text:c="13"/>0 <text:s text:c="4"/>33.94</text:p>
      <text:p text:style-name="P1">Share-NEJL <text:s text:c="13"/>0 <text:s text:c="4"/>38.29</text:p>
      <text:p text:style-name="P1">Share-XMSS <text:s text:c="13"/>0 <text:s text:c="4"/>11.89</text:p>
      <text:p text:style-name="P1">Share-MMBX <text:s text:c="13"/>0 <text:s text:c="4"/>21.18</text:p>
      <text:p text:style-name="P1">Share-DYVD <text:s text:c="12"/>28 <text:s text:c="4"/>10.25</text:p>
      <text:p text:style-name="P1">Share-VTTC <text:s text:c="13"/>0 <text:s text:c="4"/>20.25</text:p>
      <text:p text:style-name="P1"><text:soft-page-break/>Share-OZNC <text:s text:c="13"/>0 <text:s text:c="5"/>6.15</text:p>
      <text:p text:style-name="P1">Share-TCMR <text:s text:c="13"/>0 <text:s text:c="4"/>23.49</text:p>
      <text:p text:style-name="P1">Share-KRLB <text:s text:c="13"/>0 <text:s text:c="4"/>25.87</text:p>
      <text:p text:style-name="P1">Share-BMHD <text:s text:c="11"/>484 <text:s text:c="4"/>38.29</text:p>
      <text:p text:style-name="P1">Share-OGCK <text:s text:c="13"/>0 <text:s text:c="4"/>22.52</text:p>
      <text:p text:style-name="P1">Share-UNEB <text:s text:c="13"/>0 <text:s text:c="4"/>38.85</text:p>
      <text:p text:style-name="P1">Share-XQII <text:s text:c="10"/>1342 <text:s text:c="4"/>39.51</text:p>
      <text:p text:style-name="P1">Share-YQYJ <text:s text:c="13"/>0 <text:s text:c="4"/>25.45</text:p>
      <text:p text:style-name="P1">Share-WVRU <text:s text:c="13"/>0 <text:s text:c="5"/>1.04</text:p>
      <text:p text:style-name="P1">Share-QTXH <text:s text:c="13"/>0 <text:s text:c="4"/>28.33</text:p>
      <text:p text:style-name="P1">Share-BMCJ <text:s text:c="13"/>0 <text:s text:c="5"/>4.68</text:p>
      <text:p text:style-name="P1">Share-XXGF <text:s text:c="13"/>0 <text:s text:c="4"/>36.79</text:p>
      <text:p text:style-name="P1">Share-ZLRS <text:s text:c="13"/>0 <text:s text:c="5"/>8.61</text:p>
      <text:p text:style-name="P1">Share-FFZA <text:s text:c="11"/>457 <text:s text:c="4"/>34.5</text:p>
      <text:p text:style-name="P1">Share-MPMV <text:s text:c="13"/>0 <text:s text:c="4"/>34.73</text:p>
      <text:p text:style-name="P1">Share-DEFG <text:s text:c="13"/>0 <text:s text:c="4"/>15.41</text:p>
      <text:p text:style-name="P1">Share-ROOM <text:s text:c="10"/>1506 <text:s text:c="4"/>39.23</text:p>
      <text:p text:style-name="P1">Share-HGAB <text:s text:c="13"/>0 <text:s text:c="4"/>17.23</text:p>
      <text:p text:style-name="P1">Share-POKS <text:s text:c="13"/>0 <text:s text:c="4"/>23.65</text:p>
      <text:p text:style-name="P1">Share-IORJ <text:s text:c="13"/>0 <text:s text:c="4"/>28.73</text:p>
      <text:p text:style-name="P1">Share-BTDW <text:s text:c="13"/>0 <text:s text:c="4"/>23.13</text:p>
      <text:p text:style-name="P1">Share-BDTH <text:s text:c="13"/>0 <text:s text:c="5"/>6.6</text:p>
      <text:p text:style-name="P1">Share-UIOA <text:s text:c="13"/>0 <text:s text:c="4"/>32.35</text:p>
      <text:p text:style-name="P1">Share-UMBE <text:s text:c="13"/>0 <text:s text:c="4"/>15.58</text:p>
      <text:p text:style-name="P1">Share-IRTW <text:s text:c="13"/>0 <text:s text:c="5"/>3.24</text:p>
      <text:p text:style-name="P1">Share-TULV <text:s text:c="13"/>0 <text:s text:c="4"/>20.12</text:p>
      <text:p text:style-name="P1">Share-FEPY <text:s text:c="13"/>0 <text:s text:c="4"/>37.41</text:p>
      <text:p text:style-name="P1">Share-BFWU <text:s text:c="13"/>0 <text:s text:c="4"/>28.11</text:p>
      <text:p text:style-name="P1">Share-QKBL <text:s text:c="13"/>0 <text:s text:c="4"/>20.47</text:p>
      <text:p text:style-name="P1">Share-CLRP <text:s text:c="13"/>0 <text:s text:c="5"/>2.36</text:p>
      <text:p text:style-name="P1">Share-EPGY <text:s text:c="13"/>0 <text:s text:c="5"/>9.8</text:p>
      <text:p text:style-name="P1">Share-OBKS <text:s text:c="13"/>0 <text:s text:c="4"/>29.94</text:p>
      <text:p text:style-name="P1">Share-QXFW <text:s text:c="13"/>0 <text:s text:c="4"/>30.24</text:p>
      <text:p text:style-name="P1">Share-LXVL <text:s text:c="13"/>0 <text:s text:c="5"/>1.46</text:p>
      <text:p text:style-name="P1">Share-LCVY <text:s text:c="13"/>0 <text:s text:c="4"/>18.92</text:p>
      <text:p text:style-name="P1">Share-TXMC <text:s text:c="13"/>0 <text:s text:c="4"/>24.8</text:p>
      <text:p text:style-name="P1">Share-FUDY <text:s text:c="11"/>703 <text:s text:c="4"/>19.96</text:p>
      <text:p text:style-name="P1">Share-GEBJ <text:s text:c="11"/>587 <text:s text:c="4"/>37.95</text:p>
      <text:p text:style-name="P1"><text:s text:c="2"/>total des bénéfice <text:s text:c="4"/>Total du prix</text:p>
      <text:p text:style-name="P1">-------------------- <text:s/>----------------</text:p>
      <text:p text:style-name="P1"><text:s text:c="13"/>5892.61 <text:s text:c="14"/>499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0:11:44.946251104</meta:creation-date>
    <dc:date>2022-09-27T10:13:01.255370891</dc:date>
    <meta:editing-duration>PT1M17S</meta:editing-duration>
    <meta:editing-cycles>1</meta:editing-cycles>
    <meta:document-statistic meta:table-count="0" meta:image-count="0" meta:object-count="0" meta:page-count="4" meta:paragraph-count="278" meta:word-count="837" meta:character-count="9704" meta:non-whitespace-character-count="4535"/>
    <meta:generator>LibreOffice/7.3.4.2$Linux_X86_64 LibreOffice_project/728fec16bd5f605073805c3c9e7c4212a0120dc5</meta:generator>
  </office:meta>
</office:document-meta>
</file>